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style:font-name="Calibri"/>
    </style:style>
    <style:style style:name="P2" style:family="paragraph" style:parent-style-name="Standard">
      <style:text-properties officeooo:paragraph-rsid="00124501"/>
    </style:style>
    <style:style style:name="P3" style:family="paragraph" style:parent-style-name="Standard">
      <style:text-properties style:font-name="Calibri" officeooo:rsid="00124501" officeooo:paragraph-rsid="00124501"/>
    </style:style>
    <style:style style:name="P4" style:family="paragraph" style:parent-style-name="Standard">
      <style:text-properties style:font-name="Calibri" fo:font-weight="bold" officeooo:rsid="00124501" officeooo:paragraph-rsid="00124501" style:font-weight-asian="bold" style:font-weight-complex="bold"/>
    </style:style>
    <style:style style:name="P5" style:family="paragraph" style:parent-style-name="Text_20_body" style:list-style-name="L1"/>
    <style:style style:name="P6" style:family="paragraph" style:parent-style-name="Text_20_body">
      <style:text-properties style:font-name="Calibri" fo:font-weight="normal" officeooo:rsid="00124501" officeooo:paragraph-rsid="00124501" style:font-weight-asian="normal" style:font-weight-complex="normal"/>
    </style:style>
    <style:style style:name="P7" style:family="paragraph" style:parent-style-name="Text_20_body">
      <style:text-properties style:font-name="Calibri" officeooo:paragraph-rsid="00124501"/>
    </style:style>
    <style:style style:name="P8" style:family="paragraph" style:parent-style-name="Text_20_body">
      <style:text-properties style:font-name="Calibri" fo:font-weight="bold" officeooo:rsid="00124501" officeooo:paragraph-rsid="00124501" style:font-weight-asian="bold" style:font-weight-complex="bold"/>
    </style:style>
    <style:style style:name="P9" style:family="paragraph" style:parent-style-name="Text_20_body">
      <style:text-properties style:font-name="Calibri" fo:font-weight="bold" officeooo:rsid="00124501" style:font-weight-asian="bold" style:font-weight-complex="bold"/>
    </style:style>
    <style:style style:name="P10" style:family="paragraph" style:parent-style-name="Text_20_body">
      <style:paragraph-properties fo:break-before="page"/>
      <style:text-properties style:font-name="Calibri" fo:font-weight="bold" officeooo:rsid="00124501" style:font-weight-asian="bold" style:font-weight-complex="bold"/>
    </style:style>
    <style:style style:name="P11" style:family="paragraph" style:parent-style-name="Text_20_body">
      <style:text-properties style:font-name="Calibri"/>
    </style:style>
    <style:style style:name="T1" style:family="text">
      <style:text-properties officeooo:rsid="00124501"/>
    </style:style>
    <style:style style:name="T2" style:family="text">
      <style:text-properties fo:font-weight="bold" officeooo:rsid="00124501" style:font-weight-asian="bold" style:font-weight-complex="bold"/>
    </style:style>
    <style:style style:name="T3" style:family="text">
      <style:text-properties fo:font-weight="bold" officeooo:rsid="00124501" fo:background-color="#ffffff" loext:char-shading-value="0" style:font-weight-asian="bold" style:font-weight-complex="bold"/>
    </style:style>
    <style:style style:name="T4" style:family="text">
      <style:text-properties style:font-name="Calibri"/>
    </style:style>
    <style:style style:name="T5" style:family="text">
      <style:text-properties style:font-name="Calibri" fo:font-weight="bold" officeooo:rsid="00124501" style:font-weight-asian="bold" style:font-weight-complex="bold"/>
    </style:style>
    <style:style style:name="T6" style:family="text">
      <style:text-properties style:font-name="Calibri" fo:font-weight="bold" officeooo:rsid="00124501" style:font-weight-asian="bold" style:font-weight-complex="bold"/>
    </style:style>
    <style:style style:name="T7" style:family="text">
      <style:text-properties style:font-name="Calibri" fo:font-weight="bold" officeooo:rsid="00124501" fo:background-color="transparent" loext:char-shading-value="0" style:font-weight-asian="bold" style:font-weight-complex="bold"/>
    </style:style>
    <style:style style:name="T8" style:family="text">
      <style:text-properties style:font-name="Calibri" fo:font-weight="bold" officeooo:rsid="00124501" fo:background-color="transparent" loext:char-shading-value="0" style:font-weight-asian="bold" style:font-weight-complex="bold"/>
    </style:style>
    <style:style style:name="T9" style:family="text">
      <style:text-properties style:font-name="Calibri" fo:font-weight="bold" officeooo:rsid="00124501" fo:background-color="#ffffff" loext:char-shading-value="0" style:font-weight-asian="bold" style:font-weight-complex="bold"/>
    </style:style>
    <style:style style:name="T10" style:family="text">
      <style:text-properties style:font-name="Calibri" fo:font-weight="bold" officeooo:rsid="00124501" fo:background-color="#ffffff" loext:char-shading-value="0" style:font-weight-asian="bold" style:font-weight-complex="bold"/>
    </style:style>
    <style:style style:name="T11" style:family="text">
      <style:text-properties style:font-name="Calibri" fo:background-color="transparent" loext:char-shading-value="0"/>
    </style:style>
    <style:style style:name="T12" style:family="text">
      <style:text-properties style:font-name="Calibri" fo:background-color="transparent" loext:char-shading-value="0"/>
    </style:style>
    <style:style style:name="T13" style:family="text">
      <style:text-properties style:font-name="Calibri"/>
    </style:style>
    <style:style style:name="T14" style:family="text">
      <style:text-properties style:font-name="Calibri" fo:background-color="#ffffff" loext:char-shading-value="0"/>
    </style:style>
    <style:style style:name="T15" style:family="text">
      <style:text-properties style:font-name="Calibri" fo:background-color="#ffffff" loext:char-shading-value="0"/>
    </style:style>
    <style:style style:name="T16" style:family="text">
      <style:text-properties style:font-name="Calibri" style:text-underline-style="solid" style:text-underline-width="auto" style:text-underline-color="font-color" fo:font-weight="bold" officeooo:rsid="00124501" fo:background-color="#ffffff" loext:char-shading-value="0" style:font-weight-asian="bold" style:font-weight-complex="bold"/>
    </style:style>
    <style:style style:name="T17" style:family="text">
      <style:text-properties fo:background-color="#ffffff" loext:char-shading-value="0"/>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officeooo:rsid="00124501" fo:background-color="#ffffff" loext:char-shading-value="0"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ABD – MODELOS DE INTELIGENCIA ARTIFICIAL</text:p>
      <text:p text:style-name="P3"/>
      <text:p text:style-name="P4">TEMA 1 ¿ QUÉ ES LA INTELIGENCIA ARTIFICIAL?</text:p>
      <text:p text:style-name="P4"/>
      <text:p text:style-name="P2"><text:span text:style-name="T16">LECTURA 1</text:span><text:span text:style-name="T10">: </text:span><text:span text:style-name="Strong_20_Emphasis"><text:span text:style-name="T15">¿Por qué no debemos dejar que las máquinas tomen decisiones por nosotros?</text:span></text:span><text:span text:style-name="T15"> </text:span></text:p>
      <text:p text:style-name="P4"/>
      <text:p text:style-name="P6">El artículo analiza el papel de la inteligencia artificial (IA) en la toma de decisiones y argumenta por qué no se debe ceder completamente el control a las máquinas. </text:p>
      <text:p text:style-name="P7"><text:span text:style-name="T1">Se</text:span> advierte contra la dependencia excesiva de la IA y aboga por un enfoque en el que la tecnología sea una herramienta de apoyo, pero las decisiones finales sean responsabilidad de los humanos.</text:p>
      <text:p text:style-name="P8">Destaca varios puntos clave:</text:p>
      <text:list text:style-name="L1">
        <text:list-item>
          <text:p text:style-name="P5"><text:span text:style-name="Strong_20_Emphasis"><text:span text:style-name="T4">Dejación de responsabilidades humanas</text:span></text:span><text:span text:style-name="T4">: El uso de tecnología como el VAR en el fútbol ilustra cómo los humanos pueden delegar decisiones en las máquinas, lo que puede derivar en una dependencia excesiva.</text:span></text:p>
        </text:list-item>
        <text:list-item>
          <text:p text:style-name="P5"><text:span text:style-name="Strong_20_Emphasis"><text:span text:style-name="T4">Peligros de la fe ciega en la tecnología</text:span></text:span><text:span text:style-name="T4">: Se menciona un ejemplo de 2013, cuando un algoritmo bursátil reaccionó erróneamente a un tuit falso sobre un ataque a Barack Obama, lo que causó pérdidas masivas. Este caso resalta los riesgos de confiar en sistemas automatizados sin supervisión adecuada.</text:span></text:p>
        </text:list-item>
        <text:list-item>
          <text:p text:style-name="P5"><text:span text:style-name="Strong_20_Emphasis"><text:span text:style-name="T4">Importancia del control humano</text:span></text:span><text:span text:style-name="T4">: Se hace referencia a Stanislav Petrov, quien, en 1983, evitó una guerra nuclear al desconfiar del sistema de radares de la URSS. Este ejemplo muestra que el juicio humano es crucial cuando las máquinas pueden equivocarse.</text:span></text:p>
        </text:list-item>
        <text:list-item>
          <text:p text:style-name="P5"><text:span text:style-name="Strong_20_Emphasis"><text:span text:style-name="T4">Directrices éticas</text:span></text:span><text:span text:style-name="T4">: La Unión Europea promueve la supervisión humana en las decisiones asistidas por IA para evitar que estas tecnologías comprometan la autonomía y seguridad de las personas. Se subraya la necesidad de transparencia y control humano, dado que los algoritmos pueden ser "cajas negras", es decir, difíciles de interpretar.</text:span></text:p>
        </text:list-item>
        <text:list-item>
          <text:p text:style-name="P5"><text:span text:style-name="Strong_20_Emphasis"><text:span text:style-name="T4">Decisiones humanas, operativa tecnológica</text:span></text:span><text:span text:style-name="T4">: Aunque la tecnología debe asistir en las decisiones, el control humano es esencial para evitar errores que podrían tener graves consecuencias, como accidentes o problemas económicos. Esto asegura que la responsabilidad de las decisiones recae en los humanos, no en las máquinas.</text:span></text:p>
        </text:list-item>
      </text:list>
      <text:p text:style-name="P9"/>
      <text:p text:style-name="P9"/>
      <text:p text:style-name="P10"><text:span text:style-name="T18">LECTURA 2</text:span>: La IA y el futuro del trabajo: cinco expertos hablan de ChatGPT, DALL-E y otras herramientas de creación y conocimiento</text:p>
      <text:p text:style-name="P9">El artículo "La IA y el futuro del trabajo" explora cómo la inteligencia artificial está cambiando el panorama laboral, especialmente en los sectores creativos y del conocimiento. A continuación, te detallo las ideas principales con ejemplos específicos:</text:p>
      <text:h text:style-name="Heading_20_3" text:outline-level="3"><text:span text:style-name="T4">1. </text:span><text:span text:style-name="Strong_20_Emphasis"><text:span text:style-name="T4">Acceso a la creatividad para todos y la posible pérdida de competencias</text:span></text:span></text:h>
      <text:p text:style-name="P11">Los grandes modelos lingüísticos como ChatGPT y DALL-E han democratizado el acceso a la creatividad y al conocimiento. Ahora, cualquier persona con acceso a Internet puede utilizar estas herramientas para generar contenido escrito o visual, lo que antes requería habilidades especializadas. Por ejemplo, alguien sin experiencia en diseño gráfico puede crear imágenes de alta calidad para una presentación comercial o una campaña de marketing utilizando DALL-E.</text:p>
      <text:p text:style-name="Text_20_body"><text:span text:style-name="Strong_20_Emphasis"><text:span text:style-name="T4">Ejemplo</text:span></text:span><text:span text:style-name="T4">: Un principiante que necesita una ilustración para su presentación comercial puede usar DALL-E para generar una imagen profesional, ahorrando tiempo y costos en contratar a un diseñador gráfico. Sin embargo, el riesgo es que esta accesibilidad podría llevar a una </text:span><text:span text:style-name="Strong_20_Emphasis"><text:span text:style-name="T4">pérdida de habilidades humanas</text:span></text:span><text:span text:style-name="T4">, como la escritura o el arte tradicional. Las instituciones educativas están lidiando con este problema, considerando cómo regular el uso de estas herramientas para que los estudiantes no pierdan competencias fundamentales.</text:span></text:p>
      <text:h text:style-name="Heading_20_3" text:outline-level="3"><text:span text:style-name="T4">2. </text:span><text:span text:style-name="Strong_20_Emphasis"><text:span text:style-name="T4">Riesgos de inexactitudes, sesgos y plagio</text:span></text:span></text:h>
      <text:p text:style-name="P11">Aunque las herramientas de IA son potentes, tienen limitaciones. Pueden generar errores o producir resultados sesgados, ya que los modelos lingüísticos aprenden de los datos con los que son entrenados, que muchas veces reflejan prejuicios existentes en la sociedad. Además, hay preocupaciones sobre el plagio, ya que las IA a menudo utilizan información de fuentes sin citar adecuadamente, lo que pone en entredicho los derechos de autor y la originalidad del contenido generado.</text:p>
      <text:p text:style-name="Text_20_body"><text:span text:style-name="Strong_20_Emphasis"><text:span text:style-name="T4">Ejemplo</text:span></text:span><text:span text:style-name="T4">: GitHub Copilot, una herramienta que ayuda a los programadores a escribir código, puede sugerir soluciones basadas en fragmentos de código ya existentes. Sin embargo, si los programadores no son cuidadosos, pueden terminar utilizando código que tiene errores o que viola derechos de autor. Del mismo modo, herramientas como DALL-E a veces generan imágenes que se parecen demasiado a obras existentes, lo que plantea dudas sobre la originalidad y posibles infracciones de derechos de autor.</text:span></text:p>
      <text:h text:style-name="Heading_20_3" text:outline-level="3"><text:span text:style-name="T4">3. </text:span><text:span text:style-name="Strong_20_Emphasis"><text:span text:style-name="T4">Desplazamiento de empleos y creación de nuevos roles</text:span></text:span></text:h>
      <text:p text:style-name="P11">La automatización generada por la IA tendrá un impacto significativo en los empleos, eliminando algunos puestos y creando otros. Las tareas repetitivas o genéricas que antes requerían de trabajadores humanos, como escribir informes o diseñar imágenes simples, ahora pueden ser realizadas por IA. Sin embargo, esto también abrirá oportunidades para empleos más especializados, centrados en ajustar, mejorar y supervisar las herramientas de IA.</text:p>
      <text:p text:style-name="Text_20_body"><text:span text:style-name="Strong_20_Emphasis"><text:span text:style-name="T4">Ejemplo</text:span></text:span><text:span text:style-name="T4">: Así como los programas de procesamiento de textos en los años 80 eliminaron la necesidad de mecanógrafos, los grandes modelos lingüísticos podrían reducir la demanda de </text:span><text:soft-page-break/><text:span text:style-name="T4">redactores para textos genéricos. No obstante, nuevos empleos surgirán, como el de "especialistas en prompts", personas que optimizan los mensajes que se introducen en la IA para obtener mejores resultados. Además, el mercado de contenido altamente especializado o técnico (que aún no está al alcance de la IA) seguirá requiriendo el juicio y la creatividad humana.</text:span></text:p>
      <text:h text:style-name="Heading_20_3" text:outline-level="3"><text:span text:style-name="T4">4. </text:span><text:span text:style-name="Strong_20_Emphasis"><text:span text:style-name="T4">Oportunidades para los trabajadores del conocimiento</text:span></text:span></text:h>
      <text:p text:style-name="P11">Aunque las IA pueden generar contenido básico o realizar tareas automatizadas, el juicio y la intervención humana seguirán siendo cruciales en muchos campos. La capacidad de interpretar, ajustar y mejorar los resultados de las máquinas proporcionará nuevas oportunidades a los trabajadores del conocimiento. Por ejemplo, aunque una IA puede generar un texto, un redactor humano aún será necesario para revisar y ajustar la calidad, el tono y la precisión del contenido.</text:p>
      <text:p text:style-name="Text_20_body"><text:span text:style-name="Strong_20_Emphasis"><text:span text:style-name="T4">Ejemplo</text:span></text:span><text:span text:style-name="T4">: Un editor humano puede utilizar ChatGPT para escribir el primer borrador de un artículo periodístico. Sin embargo, el editor seguirá siendo fundamental para verificar la veracidad de la información, agregar matices, y asegurar que el tono sea adecuado para la audiencia objetivo. Este tipo de colaboración entre IA y humanos crea nuevas formas de trabajo, donde el valor añadido está en la supervisión y el refinamiento del contenido generado.</text:span></text:p>
      <text:h text:style-name="Heading_20_3" text:outline-level="3"><text:span text:style-name="T4">5. </text:span><text:span text:style-name="Strong_20_Emphasis"><text:span text:style-name="T4">Transformación del trabajo y equidad</text:span></text:span></text:h>
      <text:p text:style-name="P11">A medida que la IA se vuelva más accesible, transformará la manera en que las personas interactúan con el mundo laboral. La capacidad de usar estas herramientas podría generar mayor equidad, permitiendo que más personas accedan a oportunidades creativas y profesionales. Sin embargo, también existe el riesgo de que estas tecnologías aumenten la desigualdad, especialmente si quienes tienen acceso privilegiado a ellas dominan los mercados y las oportunidades.</text:p>
      <text:p text:style-name="Text_20_body"><text:span text:style-name="Strong_20_Emphasis"><text:span text:style-name="T4">Ejemplo</text:span></text:span><text:span text:style-name="T4">: En el ámbito médico, la digitalización de la medicina y el análisis de datos ya han transformado la atención sanitaria. Un médico que no se adapte a las nuevas tecnologías, como la telemedicina o el uso de IA para interpretar datos clínicos, puede quedar rezagado en comparación con aquellos que integren estas herramientas en su práctica diaria. A nivel social, la accesibilidad a estas herramientas de IA podría ayudar a cerrar brechas, pero también podría ampliarlas si las oportunidades para aprender y aprovechar estas tecnologías no están disponibles para todos.</text:span></text:p>
      <text:h text:style-name="P1" text:outline-level="3">Conclusión:</text:h>
      <text:p text:style-name="P11">El artículo resalta tanto los beneficios como los riesgos de la inteligencia artificial en el trabajo creativo y del conocimiento. Si bien estas herramientas ofrecen acceso a la creatividad, eficiencia y nuevas oportunidades laborales, también presentan desafíos como la pérdida de habilidades humanas, inexactitudes, sesgos y problemas éticos relacionados con el plagio y los derechos de autor. La clave para aprovechar estos avances es un enfoque equilibrado, donde la colaboración entre humanos e IA permita maximizar los beneficios y minimizar los riesgos.</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08:54:40.414000000</meta:creation-date>
    <dc:date>2024-10-09T09:45:46.362000000</dc:date>
    <meta:editing-duration>PT51M6S</meta:editing-duration>
    <meta:editing-cycles>1</meta:editing-cycles>
    <meta:document-statistic meta:table-count="0" meta:image-count="0" meta:object-count="0" meta:page-count="3" meta:paragraph-count="30" meta:word-count="1234" meta:character-count="8103" meta:non-whitespace-character-count="6901"/>
    <meta:generator>LibreOffice/7.4.2.3$Windows_X86_64 LibreOffice_project/382eef1f22670f7f4118c8c2dd222ec7ad009daf</meta:generator>
  </office:meta>
</office:document-meta>
</file>